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1.62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872cm" fo:min-width="1.6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88cm" fo:min-width="0.038cm"/>
    </style:style>
    <style:style style:name="gr6" style:family="graphic" style:parent-style-name="standard">
      <style:graphic-properties draw:stroke="none" svg:stroke-color="#000000" draw:fill="none" draw:fill-color="#ffffff" fo:min-height="16.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2" draw:id="id2" draw:layer="layout" svg:width="3cm" svg:height="3cm" svg:x="7.5cm" svg:y="7.5cm">
          <draw:glue-point draw:id="12" svg:x="4.733cm" svg:y="2.133cm"/>
          <draw:glue-point draw:id="13" svg:x="2.133cm" svg:y="-4.566cm"/>
          <draw:glue-point draw:id="14" svg:x="4.433cm" svg:y="-2.433cm"/>
          <draw:glue-point draw:id="15" svg:x="-1.6cm" svg:y="-4.733cm"/>
          <text:p text:style-name="P1">task_<text:line-break/>runn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3cm" svg:height="3cm" svg:x="10.88cm" svg:y="13.18cm">
          <draw:glue-point draw:id="12" svg:x="-4.7cm" svg:y="2.133cm"/>
          <text:p text:style-name="P1">task_<text:line-break/>dorma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3cm" svg:height="3cm" svg:x="6.37cm" svg:y="13.92cm">
          <draw:glue-point draw:id="12" svg:x="-4.8cm" svg:y="-1.733cm"/>
          <text:p text:style-name="P1">task_<text:line-break/>active_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3cm" svg:height="3cm" svg:x="2.37cm" svg:y="11.56cm">
          <draw:glue-point draw:id="12" svg:x="-2.4cm" svg:y="-4.366cm"/>
          <text:p text:style-name="P1">task_<text:line-break/>active_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3cm" svg:height="3cm" svg:x="13.63cm" svg:y="5.16cm">
          <text:p text:style-name="P1">task_<text:line-break/>block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" draw:id="id7" draw:layer="layout" svg:width="3cm" svg:height="3cm" svg:x="10.8cm" svg:y="1.84cm">
          <draw:glue-point draw:id="12" svg:x="-1.366cm" svg:y="4.733cm"/>
          <text:p text:style-name="P1">task_<text:line-break/>suspend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3cm" svg:height="3cm" svg:x="13.59cm" svg:y="9.7cm">
          <draw:glue-point draw:id="12" svg:x="-1.833cm" svg:y="4.733cm"/>
          <text:p text:style-name="P1">task_<text:line-break/>i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0" draw:id="id10" draw:layer="layout" svg:width="3cm" svg:height="3cm" svg:x="6.06cm" svg:y="1.13cm">
          <text:p text:style-name="P1">task_<text:line-break/>disabl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" draw:id="id1" draw:layer="layout" svg:width="3cm" svg:height="3cm" svg:x="1.03cm" svg:y="7.24cm">
          <text:p text:style-name="P1">task_<text:line-break/>schedul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3cm" svg:height="3cm" svg:x="2.46cm" svg:y="3.29cm">
          <text:p text:style-name="P1">task_<text:line-break/>critic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4.03cm" svg:y1="8.74cm" svg:x2="7.5cm" svg:y2="9cm" draw:start-shape="id1" draw:start-glue-point="10" draw:end-shape="id2" svg:d="M4030 8740l3470 260" svg:viewBox="0 0 3471 261">
          <text:p/>
        </draw:connector>
        <draw:connector draw:style-name="gr3" draw:text-style-name="P4" draw:layer="layout" draw:type="line" svg:x1="5.021cm" svg:y1="5.851cm" svg:x2="7.939cm" svg:y2="7.939cm" draw:start-shape="id3" draw:start-glue-point="9" draw:end-shape="id2" draw:end-glue-point="5" svg:d="M5021 5851l2918 2088" svg:viewBox="0 0 2919 2089">
          <text:p/>
        </draw:connector>
        <draw:connector draw:style-name="gr3" draw:text-style-name="P4" draw:layer="layout" draw:type="line" svg:x1="7.87cm" svg:y1="13.92cm" svg:x2="3.96cm" svg:y2="6.29cm" draw:start-shape="id4" draw:start-glue-point="4" draw:end-shape="id3" draw:end-glue-point="8" svg:d="M7870 13920l-3910-7630" svg:viewBox="0 0 3911 7631">
          <text:p/>
        </draw:connector>
        <draw:connector draw:style-name="gr3" draw:text-style-name="P4" draw:layer="layout" draw:type="line" svg:x1="4.931cm" svg:y1="11.999cm" svg:x2="3.96cm" svg:y2="6.29cm" draw:start-shape="id5" draw:start-glue-point="11" draw:end-shape="id3" svg:d="M4931 11999l-971-5709" svg:viewBox="0 0 972 5710">
          <text:p/>
        </draw:connector>
        <draw:connector draw:style-name="gr4" draw:text-style-name="P4" draw:layer="layout" draw:type="line" svg:x1="10.97cm" svg:y1="15.319cm" svg:x2="9.37cm" svg:y2="15.42cm" draw:start-shape="id6" draw:start-glue-point="12" draw:end-shape="id4" draw:end-glue-point="10" svg:d="M10970 15319l-1600 101" svg:viewBox="0 0 1601 102">
          <text:p/>
        </draw:connector>
        <draw:connector draw:style-name="gr3" draw:text-style-name="P4" draw:layer="layout" draw:type="line" svg:x1="9.639cm" svg:y1="7.631cm" svg:x2="11.239cm" svg:y2="4.401cm" draw:start-shape="id2" draw:start-glue-point="13" draw:end-shape="id7" draw:end-glue-point="7" svg:d="M9639 7631l1600-3230" svg:viewBox="0 0 1601 3231">
          <text:p/>
        </draw:connector>
        <draw:connector draw:style-name="gr3" draw:text-style-name="P4" draw:layer="layout" draw:type="line" svg:x1="10.061cm" svg:y1="10.061cm" svg:x2="12.38cm" svg:y2="13.18cm" draw:start-shape="id2" draw:start-glue-point="9" draw:end-shape="id6" svg:d="M10061 10061l2319 3119" svg:viewBox="0 0 2320 3120">
          <text:p/>
        </draw:connector>
        <draw:connector draw:style-name="gr3" draw:text-style-name="P4" draw:layer="layout" draw:type="line" svg:x1="10.5cm" svg:y1="9cm" svg:x2="14.069cm" svg:y2="7.721cm" draw:start-shape="id2" draw:start-glue-point="10" draw:end-shape="id8" draw:end-glue-point="7" svg:d="M10500 9000l3569-1279" svg:viewBox="0 0 3570 1280">
          <text:p/>
        </draw:connector>
        <draw:connector draw:style-name="gr3" draw:text-style-name="P4" draw:layer="layout" draw:type="line" svg:x1="15.13cm" svg:y1="8.16cm" svg:x2="15.09cm" svg:y2="9.7cm" draw:start-shape="id8" draw:start-glue-point="8" draw:end-shape="id9" draw:end-glue-point="4" svg:d="M15130 8160l-40 1540" svg:viewBox="0 0 41 1541">
          <text:p/>
        </draw:connector>
        <draw:connector draw:style-name="gr3" draw:text-style-name="P4" draw:layer="layout" draw:type="line" svg:x1="14.541cm" svg:y1="12.619cm" svg:x2="13.441cm" svg:y2="13.619cm" draw:start-shape="id9" draw:start-glue-point="12" draw:end-shape="id6" draw:end-glue-point="11" svg:d="M14541 12619l-1100 1000" svg:viewBox="0 0 1101 1001">
          <text:p/>
        </draw:connector>
        <draw:connector draw:style-name="gr3" draw:text-style-name="P4" draw:layer="layout" draw:type="line" svg:x1="10.419cm" svg:y1="9.639cm" svg:x2="13.59cm" svg:y2="11.2cm" draw:start-shape="id2" draw:start-glue-point="12" draw:end-shape="id9" draw:end-glue-point="6" svg:d="M10419 9639l3171 1561" svg:viewBox="0 0 3172 1562">
          <text:p/>
        </draw:connector>
        <draw:connector draw:style-name="gr3" draw:text-style-name="P4" draw:layer="layout" draw:type="line" svg:x1="11.891cm" svg:y1="4.759cm" svg:x2="10.061cm" svg:y2="7.939cm" draw:start-shape="id7" draw:start-glue-point="12" draw:end-shape="id2" draw:end-glue-point="11" svg:d="M11891 4759l-1830 3180" svg:viewBox="0 0 1831 3181">
          <text:p/>
        </draw:connector>
        <draw:connector draw:style-name="gr3" draw:text-style-name="P4" draw:layer="layout" draw:type="line" svg:x1="6.43cm" svg:y1="14.901cm" svg:x2="4.931cm" svg:y2="14.121cm" draw:start-shape="id4" draw:start-glue-point="12" draw:end-shape="id5" draw:end-glue-point="9" svg:d="M6430 14901l-1499-780" svg:viewBox="0 0 1500 781">
          <text:p/>
        </draw:connector>
        <draw:connector draw:style-name="gr3" draw:text-style-name="P4" draw:layer="layout" draw:type="line" svg:x1="3.15cm" svg:y1="11.751cm" svg:x2="2.53cm" svg:y2="10.24cm" draw:start-shape="id5" draw:start-glue-point="12" draw:end-shape="id1" draw:end-glue-point="8" svg:d="M3150 11751l-620-1511" svg:viewBox="0 0 621 1512">
          <text:p/>
        </draw:connector>
        <draw:connector draw:style-name="gr3" draw:text-style-name="P4" draw:layer="layout" draw:type="line" svg:x1="8.52cm" svg:y1="7.581cm" svg:x2="7.56cm" svg:y2="4.13cm" draw:start-shape="id2" draw:start-glue-point="15" draw:end-shape="id10" svg:d="M8520 7581l-960-3451" svg:viewBox="0 0 961 3452">
          <text:p/>
        </draw:connector>
        <draw:custom-shape draw:style-name="gr5" draw:text-style-name="P2" draw:layer="layout" svg:width="0.76cm" svg:height="0.76cm" svg:x="5.51cm" svg:y="8.0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3.07cm" svg:y="10.3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1.319cm" svg:y1="13.619cm" svg:x2="8.931cm" svg:y2="14.359cm" draw:start-shape="id6" draw:start-glue-point="5" draw:end-shape="id4" draw:end-glue-point="11" svg:d="M11319 13619l-2388 740" svg:viewBox="0 0 2389 741">
          <text:p/>
        </draw:connector>
        <draw:custom-shape draw:style-name="gr5" draw:text-style-name="P2" draw:layer="layout" svg:width="0.76cm" svg:height="0.76cm" svg:x="5.6cm" svg:y="13.65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9.67cm" svg:y="14.29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4.68cm" svg:y="9.7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5.64cm" svg:y="10.95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6.07cm" svg:y="5.89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8.09cm" svg:y="5.26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9.66cm" svg:y="13.14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0.5cm" svg:y="11.56cm"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1.56cm" svg:y="9.55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3.2cm" svg:y="12.23cm"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4.18cm" svg:y="8.49cm"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1.51cm" svg:y="7.71cm"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1.34cm" svg:y="5.87cm"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11.561cm" svg:y="9.551cm"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76cm" svg:height="0.76cm" svg:x="9.861cm" svg:y="5.151cm">
          <text:p text:style-name="P1">1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5" draw:layer="layout" svg:width="18.96cm" svg:height="16.79cm" svg:x="0.81cm" svg:y="0.84cm">
          <draw:text-box>
            <text:p/>
          </draw:text-box>
        </draw:frame>
      </draw:page>
      <draw:page draw:name="page2" draw:style-name="dp1" draw:master-page-name="Standa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8:11:03.376000000</meta:creation-date>
    <meta:editing-duration>PT10M53S</meta:editing-duration>
    <meta:editing-cycles>3</meta:editing-cycles>
    <meta:generator>LibreOffice/5.1.2.2$Windows_x86 LibreOffice_project/d3bf12ecb743fc0d20e0be0c58ca359301eb705f</meta:generator>
    <dc:date>2016-06-06T18:45:16.640000000</dc:date>
    <meta:document-statistic meta:object-count="44"/>
  </office:meta>
</office:document-meta>
</file>